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54a" officeooo:paragraph-rsid="0003654a"/>
    </style:style>
    <style:style style:name="P2" style:family="paragraph" style:parent-style-name="Standard">
      <style:text-properties officeooo:paragraph-rsid="0003654a"/>
    </style:style>
    <style:style style:name="T1" style:family="text">
      <style:text-properties officeooo:rsid="00036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/>
      <text:p text:style-name="Standard">je suis actuelle sur la partie front-end de ma formation,</text:p>
      <text:p text:style-name="Standard"/>
      <text:p text:style-name="P2"><text:span text:style-name="T1">à ce jour je n’est pas encore vue github qui ce trouve dans le back-end et donc </text:span>je ne peut fournir un</text:p>
      <text:p text:style-name="P2"/>
      <text:p text:style-name="P1">ne serait ce qu’un docum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7:09:51.995000000</meta:creation-date>
    <dc:date>2023-07-20T17:15:34.519000000</dc:date>
    <meta:editing-duration>PT1M44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4" meta:word-count="38" meta:character-count="194" meta:non-whitespace-character-count="159"/>
  </office:meta>
</office:document-meta>
</file>